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4000001D97DB211F14D2157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235cm" svg:height="12.514cm" svg:x="2.808cm" svg:y="4.252cm">
          <draw:image xlink:href="Pictures/1000000100000394000001D97DB211F14D2157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9:24:29.967799864</meta:creation-date>
    <dc:date>2023-08-01T19:25:44.116017376</dc:date>
    <meta:editing-duration>PT1M15S</meta:editing-duration>
    <meta:editing-cycles>1</meta:editing-cycles>
    <meta:document-statistic meta:object-count="1"/>
    <meta:generator>LibreOffice/7.3.7.2$Linux_X86_64 LibreOffice_project/30$Build-2</meta:generator>
  </office:meta>
</office:document-meta>
</file>